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times new roman" svg:font-family="'times new roman', 'new york',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9294" officeooo:paragraph-rsid="000b9294"/>
    </style:style>
    <style:style style:name="P2" style:family="paragraph" style:parent-style-name="Standard">
      <style:text-properties fo:font-size="18pt" fo:font-weight="bold" officeooo:rsid="000b9294" officeooo:paragraph-rsid="000b9294" style:font-size-asian="18pt" style:font-weight-asian="bold" style:font-size-complex="18pt" style:font-weight-complex="bold"/>
    </style:style>
    <style:style style:name="P3" style:family="paragraph" style:parent-style-name="Standard">
      <style:text-properties fo:color="#000000"/>
    </style:style>
    <style:style style:name="P4" style:family="paragraph" style:parent-style-name="Standard">
      <style:text-properties fo:color="#000000" style:font-name="times new roman"/>
    </style:style>
    <style:style style:name="P5" style:family="paragraph" style:parent-style-name="Standard">
      <style:text-properties fo:color="#000000" style:font-name="times new roman" fo:font-size="12pt"/>
    </style:style>
    <style:style style:name="P6" style:family="paragraph" style:parent-style-name="Standard">
      <style:text-properties fo:color="#000000" style:font-name="times new roman" fo:font-size="12pt" fo:background-color="#f8fa33"/>
    </style:style>
    <style:style style:name="P7" style:family="paragraph" style:parent-style-name="Standard">
      <style:text-properties fo:color="#000000" style:font-name="times new roman" fo:font-size="12pt" fo:background-color="#9fc5e8"/>
    </style:style>
    <style:style style:name="P8" style:family="paragraph" style:parent-style-name="Standard">
      <style:text-properties fo:color="#000000" style:font-name="times new roman" fo:font-size="12pt" fo:background-color="#ffff00"/>
    </style:style>
    <style:style style:name="P9" style:family="paragraph" style:parent-style-name="Standard">
      <style:text-properties fo:color="#000000" style:font-name="times new roman" fo:font-size="12pt" fo:background-color="#ffffff"/>
    </style:style>
    <style:style style:name="P10" style:family="paragraph" style:parent-style-name="Standard">
      <style:text-properties fo:color="#000000" style:font-name="times new roman" fo:font-size="12pt" fo:background-color="#eeeeee"/>
    </style:style>
    <style:style style:name="P11" style:family="paragraph" style:parent-style-name="Standard">
      <style:text-properties fo:color="#000000" fo:background-color="#ffff00"/>
    </style:style>
    <style:style style:name="P12" style:family="paragraph" style:parent-style-name="Standard">
      <style:text-properties fo:color="#000000" fo:background-color="#eeeeee"/>
    </style:style>
    <style:style style:name="P13" style:family="paragraph" style:parent-style-name="Standard">
      <style:text-properties fo:background-color="#f8fa33"/>
    </style:style>
    <style:style style:name="P14" style:family="paragraph" style:parent-style-name="Standard">
      <style:text-properties fo:color="#444444" style:font-name="times new roman" fo:font-size="12pt" fo:background-color="#ffff00"/>
    </style:style>
    <style:style style:name="P15" style:family="paragraph" style:parent-style-name="Standard">
      <style:text-properties fo:background-color="#ffff00"/>
    </style:style>
    <style:style style:name="P16" style:family="paragraph" style:parent-style-name="Standard">
      <style:text-properties officeooo:paragraph-rsid="000b9294"/>
    </style:style>
    <style:style style:name="P17" style:family="paragraph" style:parent-style-name="Standard">
      <style:paragraph-properties fo:margin-top="0in" fo:margin-bottom="0.1965in" style:contextual-spacing="false"/>
    </style:style>
    <style:style style:name="P18" style:family="paragraph" style:parent-style-name="Standard">
      <style:paragraph-properties style:writing-mode="lr-tb"/>
    </style:style>
    <style:style style:name="P19" style:family="paragraph" style:parent-style-name="Standard">
      <style:paragraph-properties style:writing-mode="lr-tb"/>
      <style:text-properties style:font-name="Arial" fo:font-size="9.75pt"/>
    </style:style>
    <style:style style:name="P20" style:family="paragraph" style:parent-style-name="Standard">
      <style:paragraph-properties style:writing-mode="lr-tb"/>
      <style:text-properties fo:font-size="9pt"/>
    </style:style>
    <style:style style:name="P21" style:family="paragraph" style:parent-style-name="Standard">
      <style:paragraph-properties style:writing-mode="lr-tb"/>
      <style:text-properties fo:font-size="9pt" fo:font-weight="bold"/>
    </style:style>
    <style:style style:name="T1" style:family="text">
      <style:text-properties style:font-name="times new roman" fo:font-size="12pt"/>
    </style:style>
    <style:style style:name="T2" style:family="text">
      <style:text-properties style:font-name="times new roman" fo:font-size="12pt" fo:background-color="#ff6600" loext:char-shading-value="0"/>
    </style:style>
    <style:style style:name="T3" style:family="text">
      <style:text-properties fo:background-color="#ff6600" loext:char-shading-value="0"/>
    </style:style>
    <style:style style:name="T4" style:family="text">
      <style:text-properties fo:color="#000000"/>
    </style:style>
    <style:style style:name="T5" style:family="text">
      <style:text-properties fo:color="#000000" style:font-name="times new roman" fo:font-size="12pt"/>
    </style:style>
    <style:style style:name="T6" style:family="text">
      <style:text-properties fo:color="#000000" style:font-name="times new roman" fo:font-size="12pt" fo:background-color="#f8fa33" loext:char-shading-value="0"/>
    </style:style>
    <style:style style:name="T7" style:family="text">
      <style:text-properties fo:color="#000000" fo:background-color="#f8fa33" loext:char-shading-value="0"/>
    </style:style>
    <style:style style:name="T8" style:family="text">
      <style:text-properties fo:color="#000000" fo:background-color="#ffff00" loext:char-shading-value="0"/>
    </style:style>
    <style:style style:name="T9" style:family="text">
      <style:text-properties fo:color="#00008b"/>
    </style:style>
    <style:style style:name="T10" style:family="text">
      <style:text-properties fo:color="#00008b" style:text-line-through-style="none" style:text-line-through-type="none" style:font-name="times new roman" fo:font-size="12pt" style:text-underline-style="none" style:text-blinking="false"/>
    </style:style>
    <style:style style:name="T11" style:family="text">
      <style:text-properties fo:font-weight="bold"/>
    </style:style>
    <style:style style:name="T12" style:family="text">
      <style:text-properties fo:font-size="9pt"/>
    </style:style>
    <style:style style:name="T13" style:family="text">
      <style:text-properties style:font-name="Arial" fo:font-size="9.75pt" fo:font-weight="bold"/>
    </style:style>
    <style:style style:name="T14" style:family="text">
      <style:text-properties fo:background-color="#ffff00" loext:char-shading-value="0"/>
    </style:style>
    <style:style style:name="T15" style:family="text">
      <style:text-properties fo:background-color="#eeeeee" loext:char-shading-value="0"/>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abScalar Simulation Comments:</text:p>
      <text:p text:style-name="P1"/>
      <text:p text:style-name="P1">Hi Niket,</text:p>
      <text:p text:style-name="Standard"/>
      <text:p text:style-name="Standard">I am facing compile and run-time errors while executing benchmarks on FabGen generated cores. I did look into e-mails from fabscalar-users group and tried various options, however I am still unable to proceed. Can you please suggest what would the best way to proceed to the next step?</text:p>
      <text:p text:style-name="Standard"/>
      <text:p text:style-name="Standard">Here is the background of tools and machine being used to compile and run benchmarks and I have tried various options mentioned( under blue highlight below), but still trying to find a way to move forward</text:p>
      <text:p text:style-name="Standard">- gcc version 4.4 (tried also with 4.1)</text:p>
      <text:p text:style-name="Standard">- uname -a</text:p>
      <text:p text:style-name="Standard"> 2.6.32-573.12.1.el6.x86_64 #1 SMP Mon Nov 23 12:55:32 EST 2015 x86_64 x86_64 x86_64 GNU/Linux</text:p>
      <text:p text:style-name="Standard"/>
      <text:p text:style-name="Standard"/>
      <text:p text:style-name="P5">Steps below(as copied and modified(in red below) from &lt;installed_dir&gt;/FabScalar/</text:p>
      <text:p text:style-name="P5"/>
      <text:p text:style-name="P5">1. First compile the functional simulator.</text:p>
      <text:p text:style-name="P3">   <text:span text:style-name="T1">Go to "functional-sim/libss-vpi/lib.</text:span></text:p>
      <text:p text:style-name="P3">   <text:span text:style-name="T1">Type "make clean" and "make" to compile it. ( </text:span><text:span text:style-name="T2">In this step, I added the -m32 flag option in CLFAGS2 in the Makefile as per your recommendation in the previous post</text:span><text:span text:style-name="T1">)</text:span></text:p>
      <text:p text:style-name="Standard"/>
      <text:p text:style-name="P5">2. Download the benchmark tar-ball files from:</text:p>
      <text:p text:style-name="Standard"><text:span text:style-name="T4">   </text:span><text:a xlink:type="simple" xlink:href="http://people.engr.ncsu.edu/ericro/research/fabscalar/pre-release.htm" office:target-frame-name="_blank" xlink:show="new"><text:span text:style-name="T10">http://people.engr.ncsu.edu/</text:span></text:a></text:p>
      <text:p text:style-name="Standard"/>
      <text:p text:style-name="P5">3. Copy each tar-ball file into its corresponding benchmark directory</text:p>
      <text:p text:style-name="P3">   <text:span text:style-name="T1">("benchmarks/&lt;benchmark&gt;") and untar it. ( </text:span><text:span text:style-name="T2">This step was done as recommended</text:span><text:span text:style-name="T1">)</text:span></text:p>
      <text:p text:style-name="Standard"/>
      <text:p text:style-name="P5">4. Go to the directory of a benchmark that you want to run on a core.  There is</text:p>
      <text:p text:style-name="P3">   <text:span text:style-name="T1">a Makefile in the benchmark directory. The CORE_NAME variable in the Makefile</text:span></text:p>
      <text:p text:style-name="P3">   <text:span text:style-name="T1">specifies the core: set it to the desired FabGen-generated core. The Makefile</text:span></text:p>
      <text:p text:style-name="P3">   <text:span text:style-name="T1">assumes that the RTL model of the specified core is in</text:span></text:p>
      <text:p text:style-name="P3">   <text:span text:style-name="T1">"FabScalar/cores/&lt;core-1&gt;". Do "make run_nc". ( </text:span><text:span text:style-name="T2">Before doing this Step 4, I generated the core as below</text:span><text:span text:style-name="T1">)</text:span></text:p>
      <text:p text:style-name="P5"/>
      <text:p text:style-name="P5">Steps below (as copied and modified from &lt;my_fabscalar_installed_dir&gt;/</text:p>
      <text:p text:style-name="P5"/>
      <text:p text:style-name="Standard"><text:span text:style-name="T5">A. In </text:span><text:a xlink:type="simple" xlink:href="http://path.pl/" office:target-frame-name="_blank" xlink:show="new">path.pl</text:a><text:span text:style-name="T5"> in &lt;installed_dir&gt;/FabScalar/</text:span></text:p>
      <text:p text:style-name="P5">my $FABSCALAR_INSTALLATION_DIR = "&lt;my_fabscalar_installed_dir&gt;"</text:p>
      <text:p text:style-name="P5">my $core_name = "core-1";</text:p>
      <text:p text:style-name="P5"/>
      <text:p text:style-name="P5">B. ./generate_Processor.pl -fw 4 -fd 1 -fumix 1 1 1 1 -id 2 -iq 32 -sel 8 -rrd 1 ( Noticed the message " Generating fabscalar top module... Done !")</text:p>
      <text:p text:style-name="P5"/>
      <text:p text:style-name="P5">Upon doing make run_nc in benchmarks/bzip, run.log shows the below</text:p>
      <text:p text:style-name="P5"/>
      <text:p text:style-name="P6"><text:soft-page-break/>make[1]: Entering directory `/nethome/jnatarajan3/</text:p>
      <text:p text:style-name="P6">building library run.so</text:p>
      <text:p text:style-name="P6">ld: skipping incompatible /nethome/jnatarajan3/</text:p>
      <text:p text:style-name="P6">ld: cannot find -lSS_VPI</text:p>
      <text:p text:style-name="P6">collect2: ld returned 1 exit status</text:p>
      <text:p text:style-name="Standard"><text:span text:style-name="T6">make[1]: *** [/nethome/jnatarajan3/</text:span><text:a xlink:type="simple" xlink:href="http://irun.lnx8664.11.10.nc/librun.so" office:target-frame-name="_blank" xlink:show="new">ir</text:a><text:span text:style-name="T6">] Error 1</text:span></text:p>
      <text:p text:style-name="P6">make[1]: Leaving directory `/nethome/jnatarajan3/</text:p>
      <text:p text:style-name="P6">ncsc_run: *E,TBBLDF: Failed to build test library</text:p>
      <text:p text:style-name="Standard"><text:span text:style-name="T7">          </text:span><text:span text:style-name="T6">/nethome/jnatarajan3/</text:span><text:a xlink:type="simple" xlink:href="http://irun.lnx8664.11.10.nc/librun.so" office:target-frame-name="_blank" xlink:show="new">ir</text:a></text:p>
      <text:p text:style-name="P13"/>
      <text:p text:style-name="P6">irun: *E,CCERR: Error during cc compilation (status 1), exiting.</text:p>
      <text:p text:style-name="P6">TOOL:   irun(64)        11.10-s062: Exiting on <text:span text:style-name="T9">Jan 31, 2016</text:span> at 17:29:56 EST  (total: 00:00:12)</text:p>
      <text:p text:style-name="P5"/>
      <text:p text:style-name="P7">I tried the following variations to see if it works ( the below are my interpretations of how Cadence uses these flags)</text:p>
      <text:p text:style-name="P5"/>
      <text:p text:style-name="P5">i. Use CC= gcc version 4.1 for Step 1 above and also in Step 4(Makefile),</text:p>
      <text:p text:style-name="P5">irun -access rwc -l run.log -top worklib.simulate:v $(NCSC_DEBUG_RUNARGS) <text:span text:style-name="T3">-gcc_</text:span> $(FILES) $(VPI_FILES) -loadvpi :initializeSim.initializeSim,</text:p>
      <text:p text:style-name="P5">( This asks Cadence to use gcc version 4.1. I confirmed this in run_log that Cadence uses the correct version)</text:p>
      <text:p text:style-name="P14">Error still remains same as above. </text:p>
      <text:p text:style-name="P5"/>
      <text:p text:style-name="P5">ii. In Step 4 Makefile , use </text:p>
      <text:p text:style-name="P5">irun -access rwc -l run.log -top worklib.simulate:v $(NCSC_DEBUG_RUNARGS) $(FILES) $(VPI_FILES) <text:span text:style-name="T3">-Wld,-m32 -Wcxx,-m32 -Wcc,-m32</text:span> -loadvpi :initializeSim.initializeSim,</text:p>
      <text:p text:style-name="P5">( This asks Cadence to inturn ask gcc to compile using -m32 flag and generate a ELFCLASS32 .so), but during run-time, the program breaks saying "wrong ELF class : ELFCLASS32"). </text:p>
      <text:p text:style-name="P5"/>
      <text:p text:style-name="P8">The compilation proceeds with some errors, but it breaks at run time while loading the librun.so. Please find the log of error attached.</text:p>
      <text:p text:style-name="P8"/>
      <text:p text:style-name="P9">Any help is appreciated.</text:p>
      <text:p text:style-name="P10">Thanks,<text:line-break/>Jayaram</text:p>
      <text:p text:style-name="P1"/>
      <text:p text:style-name="P1">----------------------------------------------------------------------------------------------------------------------------</text:p>
      <text:p text:style-name="P1"/>
      <text:p text:style-name="P17">Hi Jayaram,</text:p>
      <text:p text:style-name="P17">- Do you have access to gcc 3.4.6?  Probably not (perhaps too old) but thought I would ask and then move on from there.</text:p>
      <text:p text:style-name="Standard">- Some students in my current class are working out compatibility with 32-bit object code (e.g., generated by gcc 3.4.6) and other versions of gcc.  They found that gcc 4.4.7 works with -m32 to generate 32-bit compatible object code.  So maybe try gcc 4.4.7 instead of gcc 4.1?</text:p>
      <text:p text:style-name="Standard"/>
      <text:p text:style-name="Standard">regards,</text:p>
      <text:p text:style-name="Standard">Eric<text:line-break/><text:soft-page-break/>Thanks a lot for the prompt response Eric. </text:p>
      <text:p text:style-name="Standard"/>
      <text:p text:style-name="Standard">- I tried gcc 4.4.7 with -m32 option. functional-sim which generates libSS_VPI.a looks good.</text:p>
      <text:p text:style-name="Standard">- In step 2 of compilation process of VPI_FILES(as done by incisive tool in our case using "irun"), uses gcc 4.4 ( I have no option to change this to 4.4.7 at this point as machine is managed by university). This step throws the below error. Note the university machines are x86_64 based and irun is 64-bit as well. This may or may not be due to gcc version difference(not sure).</text:p>
      <text:p text:style-name="Standard"/>
      <text:p text:style-name="Standard">If I could get some information from your students it may help me (1) Operating System flavor and version of the host-machine (2) gcc version used by Incisive (3) Incisive version used. (4) Any additional flags used with "irun" command to be passed to gcc. </text:p>
      <text:p text:style-name="Standard"/>
      <text:p text:style-name="P6">make[1]: Entering directory `/nethome/jnatarajan3/</text:p>
      <text:p text:style-name="P6">building library run.so</text:p>
      <text:p text:style-name="P6">ld: skipping incompatible /nethome/jnatarajan3/</text:p>
      <text:p text:style-name="P6">ld: cannot find -lSS_VPI</text:p>
      <text:p text:style-name="P6">collect2: ld returned 1 exit status</text:p>
      <text:p text:style-name="Standard"><text:span text:style-name="T6">make[1]: *** [/nethome/jnatarajan3/</text:span><text:a xlink:type="simple" xlink:href="http://irun.lnx8664.11.10.nc/librun.so" office:target-frame-name="_blank" xlink:show="new">ir</text:a><text:span text:style-name="T6">] Error 1</text:span></text:p>
      <text:p text:style-name="P6">make[1]: Leaving directory `/nethome/jnatarajan3/</text:p>
      <text:p text:style-name="P6">ncsc_run: *E,TBBLDF: Failed to build test library</text:p>
      <text:p text:style-name="Standard"><text:span text:style-name="T7">          </text:span><text:span text:style-name="T6">/nethome/jnatarajan3/</text:span><text:a xlink:type="simple" xlink:href="http://irun.lnx8664.11.10.nc/librun.so" office:target-frame-name="_blank" xlink:show="new">ir</text:a></text:p>
      <text:p text:style-name="P6"/>
      <text:p text:style-name="P6">irun: *E,CCERR: Error during cc compilation (status 1), exiting.</text:p>
      <text:p text:style-name="P6">TOOL:   irun(64)        11.10-s062: Exiting on <text:span text:style-name="T9">Jan 31, 2016</text:span> at 17:29:56 EST  (total: 00:00:12)</text:p>
      <text:p text:style-name="P5"/>
      <text:p text:style-name="P4">Thanks,<text:line-break/>Jayaram</text:p>
      <text:p text:style-name="Standard"/>
      <text:p text:style-name="Standard">----------------------------------------------------------------------------------------------------------------------------</text:p>
      <text:p text:style-name="Standard"/>
      <text:p text:style-name="Standard">Hi Jayaram,</text:p>
      <text:p text:style-name="P18"/>
      <text:p text:style-name="P18">This is clearly an issue with irun running in 64bit mode. I believe irun should default to 32 bit if you do not provide -64bit flag to it but I might be wrong. It might be a good idea to make sure you are not passing this argument. If you are not passing this argument, you can force irun to run in 32bit mode by setting the following environment variable:</text:p>
      <text:p text:style-name="P18"/>
      <text:p text:style-name="P19"><text:span text:style-name="T11">setenv CDS_AUTO_64BIT NONE</text:span>   for C shell</text:p>
      <text:p text:style-name="P19"><text:span text:style-name="T11">export CDS_AUTO_64BIT=NONE</text:span>  for BASH</text:p>
      <text:p text:style-name="P18"/>
      <text:p text:style-name="P18">Also, can you please verify the architecture of l<text:span text:style-name="T12">ibSS_VPI.a by using the following command:</text:span></text:p>
      <text:p text:style-name="P20"/>
      <text:p text:style-name="P21">file &lt;path to libSS_VPI.a&gt;</text:p>
      <text:section text:style-name="Sect1" text:name="t_q_Z3JcsinsFAAJ1">
        <text:p text:style-name="Standard">- show quoted text -</text:p>
      </text:section>
      <text:p text:style-name="Standard">Thanks!</text:p>
      <text:p text:style-name="Standard">Rangeen Basu</text:p>
      <text:p text:style-name="Standard"/>
      <text:p text:style-name="Standard"/>
      <text:p text:style-name="Standard"/>
      <text:p text:style-name="Standard"/>
      <text:p text:style-name="Standard"><text:soft-page-break/>Hi Rangeen,</text:p>
      <text:p text:style-name="Standard"/>
      <text:p text:style-name="Standard">Thanks for pointing that out!!! Looks like the compilation went through by forcing the env. variable(<text:span text:style-name="T13">setenv CDS_AUTO_64BIT NONE)</text:span>. librun.so was generated under INCA_libs. I did file on librun.so and it says</text:p>
      <text:p text:style-name="Standard"/>
      <text:p text:style-name="Standard">INCA_libs/<text:a xlink:type="simple" xlink:href="http://irun.lnx86.11.10.nc/librun.so" office:target-frame-name="_blank" xlink:show="new">irun.lnx86.11.10.nc/</text:a>: ELF 32-bit LSB shared object, Intel 80386, version 1 (GNU/Linux), dynamically linked, not stripped</text:p>
      <text:p text:style-name="Standard"/>
      <text:p text:style-name="Standard">file on libSS_VPI.a gives </text:p>
      <text:p text:style-name="Standard">libSS_VPI.a: current ar archive </text:p>
      <text:p text:style-name="Standard"/>
      <text:p text:style-name="Standard">Looking into run.log, it seems to me like Cadence is now using 32 bit versions of irun, ncelab and ncsim. </text:p>
      <text:p text:style-name="Standard"/>
      <text:p text:style-name="Standard">The simulation breaks when ncsim does "run" as below </text:p>
      <text:p text:style-name="Standard"/>
      <text:p text:style-name="P11">Loading snapshot worklib.simulate:v .................... Done</text:p>
      <text:p text:style-name="P11">SYSTEM ERROR:   VPI       LOADFB</text:p>
      <text:p text:style-name="P11">         Failed to find requested bootstrap routine initializeSim in library /tools/cadence/incisiv111hf/</text:p>
      <text:p text:style-name="P11">SYSTEM ERROR:   VPI       LOADFB</text:p>
      <text:p text:style-name="P11">         Failed to find requested bootstrap routine readOpcode_calltf in library /tools/cadence/incisiv111hf/</text:p>
      <text:p text:style-name="P11">SYSTEM ERROR:   VPI       LOADFB</text:p>
      <text:p text:style-name="P11">         Failed to find requested bootstrap routine readOperand_calltf in library /tools/cadence/incisiv111hf/</text:p>
      <text:p text:style-name="P11">ncsim&gt; source /tools/cadence/incisiv111hf/</text:p>
      <text:p text:style-name="P11">ncsim&gt; run</text:p>
      <text:p text:style-name="P11">ncsim: *F,INTERR: INTERNAL EXCEPTION</text:p>
      <text:p text:style-name="P11">Observed simulation time : 0 FS + 0</text:p>
      <text:p text:style-name="P11">------------------------------</text:p>
      <text:p text:style-name="P11">The tool has encountered an unexpected condition and must exit.</text:p>
      <text:p text:style-name="P11">Contact Cadence Design Systems customer support about this</text:p>
      <text:p text:style-name="P11">problem and provide enough information to help us reproduce it,</text:p>
      <text:p text:style-name="P11">including the logfile that contains this error message.</text:p>
      <text:p text:style-name="P11">  TOOL: ncsim   11.10-s062</text:p>
      <text:p text:style-name="Standard"><text:span text:style-name="T8">  HOSTNAME: </text:span><text:a xlink:type="simple" xlink:href="http://ecelinsrvx.ece.gatech.edu/" office:target-frame-name="_blank" xlink:show="new">ecelinsrvx.ece.gatech.edu</text:a></text:p>
      <text:p text:style-name="P11">  OPERATING SYSTEM: Linux 2.6.32-573.12.1.el6.x86_64 #1 SMP Mon Nov 23 12:55:32 EST 2015 x86_64</text:p>
      <text:p text:style-name="P11">  MESSAGE: sv_seghandler - trapno -1 addr(0xFBFBFBFB)</text:p>
      <text:p text:style-name="P11">------------------------------</text:p>
      <text:p text:style-name="P11">System task:  $initialize_sim</text:p>
      <text:p text:style-name="P11">  file:  /nethome/jnatarajan3/J_Files_</text:p>
      <text:p text:style-name="P11">  line:  169</text:p>
      <text:p text:style-name="P11">csi-ncsim - CSI: Cadence Support Investigation, sending details to ncsim.err</text:p>
      <text:p text:style-name="P11">csi-ncsim - CSI: investigation complete, send ncsim.err to Cadence Support</text:p>
      <text:p text:style-name="P11">***Current stack trace:</text:p>
      <text:p text:style-name="Standard"><text:span text:style-name="T8"> --&gt;[User Code       ] 0xf6423c5c _ZN11veri_memory13copy_text_</text:span><text:a xlink:type="simple" xlink:href="http://irun.lnx86.11.10.nc/librun.so" office:target-frame-name="_blank" xlink:show="new">irun.lnx86.11.10.</text:a></text:p>
      <text:p text:style-name="P11">TOOL:   irun    11.10-s062: Exiting on Feb 02, 2016 at 16:40:41 EST  (total: 00:00:18)</text:p>
      <text:p text:style-name="P11"><text:soft-page-break/></text:p>
      <text:p text:style-name="P12">and on stdout I get </text:p>
      <text:p text:style-name="P15">*** glibc detected *** ncsim: free(): invalid pointer: 0xa3a3a3a3 ***</text:p>
      <text:p text:style-name="P15">*** glibc detected *** ncsim: free(): invalid pointer: 0xa3a3a3a3 ***</text:p>
      <text:p text:style-name="P15">*** glibc detected *** ncsim: free(): invalid pointer: 0xa3a3a3a3 ***</text:p>
      <text:p text:style-name="P15"/>
      <text:p text:style-name="P3"><text:span text:style-name="T15">A </text:span>c++filt _ZN11veri_memory13copy_text_</text:p>
      <text:p text:style-name="P3"/>
      <text:p text:style-name="P3">It looks to me like it could find the symbol but there is still some compatibility problems. </text:p>
      <text:p text:style-name="P3"/>
      <text:p text:style-name="P3">Thanks for your inputs.</text:p>
      <text:p text:style-name="P3">Jayaram</text:p>
      <text:p text:style-name="Standard"/>
      <text:p text:style-name="Standard">----------------------------------------------------------------------------------------------------------------------------</text:p>
      <text:p text:style-name="P16"/>
      <text:p text:style-name="P16">Hi Rangeen and Eric,</text:p>
      <text:p text:style-name="Standard"/>
      <text:p text:style-name="Standard">Thanks for your prompt responses. I am able to successfully run the bzip benchmark on a FabGen core. The glibc issue I mentioned in the previous e-mail was due to an uninitialized pointer in the source code.  Following changes were made </text:p>
      <text:p text:style-name="Standard"/>
      <text:p text:style-name="Standard">Point of failure: In veri_memory.cc </text:p>
      <text:p text:style-name="Standard"/>
      <text:p text:style-name="Standard">for (unsigned int i = 0; i &lt; MEMORY_TABLE_SIZE; i++) {</text:p>
      <text:p text:style-name="Standard">    if (master_mem_table[i]) {</text:p>
      <text:p text:style-name="Standard">      if (!text_mem_table[i])</text:p>
      <text:p text:style-name="Standard">        text_mem_table[i] = mem_newblock();</text:p>
      <text:p text:style-name="Standard">      for (unsigned int j = 0; j &lt; MEMORY_BLOCK_SIZE; j++)</text:p>
      <text:p text:style-name="Standard">        text_mem_table[i][j] = master_mem_table[i][j];</text:p>
      <text:p text:style-name="Standard">    }</text:p>
      <text:p text:style-name="Standard">    else {</text:p>
      <text:p text:style-name="Standard">      if (text_mem_table[i]) {</text:p>
      <text:p text:style-name="Standard">       <text:span text:style-name="T14"> free(text_mem_table[i]);</text:span></text:p>
      <text:p text:style-name="Standard">        text_mem_table[i] = (char *)NULL;</text:p>
      <text:p text:style-name="Standard">      }</text:p>
      <text:p text:style-name="Standard">    }</text:p>
      <text:p text:style-name="Standard"/>
      <text:p text:style-name="Standard">In veri_memory.h<text:line-break/>Original : </text:p>
      <text:p text:style-name="Standard">for (unsigned int i = 0; i &lt; MEMORY_TABLE_SIZE; i++)</text:p>
      <text:p text:style-name="Standard">      mem_table[i] = (char *)NULL;</text:p>
      <text:p text:style-name="Standard">Modified : </text:p>
      <text:p text:style-name="Standard">for (unsigned int i = 0; i &lt; MEMORY_TABLE_SIZE; i++){</text:p>
      <text:p text:style-name="Standard">      mem_table[i] = (char *)NULL;</text:p>
      <text:p text:style-name="Standard">     <text:span text:style-name="T8"> text_mem_table[i] = (char *)NULL;</text:span></text:p>
      <text:p text:style-name="Standard">    }</text:p>
      <text:p text:style-name="Standard"/>
      <text:p text:style-name="Standard">I believe, it just happened to show up in my particular case as it was trying to free memory which was allocated by glib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times new roman" svg:font-family="'times new roman', 'new york',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8T13:26:45.579072428</meta:creation-date>
    <dc:date>2016-05-28T13:30:03.129239154</dc:date>
    <meta:editing-duration>P0D</meta:editing-duration>
    <meta:editing-cycles>1</meta:editing-cycles>
    <meta:document-statistic meta:table-count="0" meta:image-count="0" meta:object-count="0" meta:page-count="5" meta:paragraph-count="149" meta:word-count="1403" meta:character-count="9824" meta:non-whitespace-character-count="8307"/>
    <meta:generator>LibreOffice/4.2.8.2$Linux_X86_64 LibreOffice_project/420m0$Build-2</meta:generator>
  </office:meta>
</office:document-meta>
</file>